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6F4029E2F71B27A2.png" manifest:media-type="image/png"/>
  <manifest:file-entry manifest:full-path="Pictures/1000000000000400000004009BF4206E14FC085A.png" manifest:media-type="image/png"/>
  <manifest:file-entry manifest:full-path="Pictures/10000000000004000000040023698243D59223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822cm" fo:min-width="6.572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cm" svg:x="2.5cm" svg:y="2.5cm">
          <draw:image xlink:href="Pictures/1000000000000400000004009BF4206E14FC085A.png" xlink:type="simple" xlink:show="embed" xlink:actuate="onLoad" loext:mime-type="image/png">
            <text:p/>
          </draw:image>
        </draw:frame>
        <draw:frame draw:style-name="gr1" draw:text-style-name="P1" draw:layer="layout" svg:width="7cm" svg:height="7cm" svg:x="11.5cm" svg:y="9.5cm">
          <draw:image xlink:href="Pictures/10000000000004000000040023698243D59223B2.png" xlink:type="simple" xlink:show="embed" xlink:actuate="onLoad" loext:mime-type="image/png">
            <text:p/>
          </draw:image>
        </draw:frame>
        <draw:custom-shape draw:style-name="gr2" draw:text-style-name="P2" draw:layer="layout" svg:width="10cm" svg:height="10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cm" svg:height="10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cm" svg:height="10cm" svg:x="1.4cm" svg:y="17.3cm">
          <draw:image xlink:href="Pictures/1000000000000400000004006F4029E2F71B27A2.png" xlink:type="simple" xlink:show="embed" xlink:actuate="onLoad" loext:mime-type="image/png">
            <text:p/>
          </draw:image>
        </draw:frame>
        <draw:frame draw:style-name="gr3" draw:text-style-name="P3" draw:layer="layout" svg:width="3.9cm" svg:height="1.3cm" svg:x="13.4cm" svg:y="16.7cm">
          <draw:text-box>
            <text:p>Ebene 3</text:p>
          </draw:text-box>
        </draw:frame>
        <draw:frame draw:style-name="gr4" draw:text-style-name="P3" draw:layer="layout" svg:width="3.5cm" svg:height="1.2cm" svg:x="4.4cm" svg:y="9.7cm">
          <draw:text-box>
            <text:p>Ebene 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3:19:51.999000000</meta:creation-date>
    <dc:date>2019-09-04T17:15:20.770000000</dc:date>
    <meta:editing-duration>PT15M31S</meta:editing-duration>
    <meta:editing-cycles>4</meta:editing-cycles>
    <meta:generator>LibreOffice/6.3.0.4$Windows_X86_64 LibreOffice_project/057fc023c990d676a43019934386b85b21a9ee99</meta:generator>
    <meta:print-date>2019-09-04T17:06:37.431000000</meta:print-date>
    <meta:document-statistic meta:object-count="7"/>
  </office:meta>
</office:document-meta>
</file>